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Milo Nodler</text:span></text:p>
      <text:p text:style-name="P3"><text:tab/><text:tab/></text:p>
      <text:p text:style-name="P2"><text:span text:style-name="Highlighted_20_with_20_gray_20_Char"><text:span text:style-name="T4">Tenetur id ratione aut ut a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f0e28e35-6190-4c9a-bdd9-e3a719ac601d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efbf74fe-d1e8-4200-a309-2e3f427b6eef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66a125f8-1556-4811-aa80-4565800ef7c5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wesley@fisher.inf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